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00535f" officeooo:paragraph-rsid="0000535f"/>
    </style:style>
    <style:style style:name="P2" style:family="paragraph" style:parent-style-name="Standard">
      <style:paragraph-properties fo:line-height="150%"/>
      <style:text-properties officeooo:rsid="0000c3ff" officeooo:paragraph-rsid="0000c3ff"/>
    </style:style>
    <style:style style:name="P3" style:family="paragraph" style:parent-style-name="Standard" style:list-style-name="L1">
      <style:paragraph-properties fo:line-height="150%"/>
      <style:text-properties officeooo:rsid="0000c3ff" officeooo:paragraph-rsid="0000c3ff"/>
    </style:style>
    <style:style style:name="P4" style:family="paragraph" style:parent-style-name="Standard">
      <style:paragraph-properties fo:line-height="150%"/>
      <style:text-properties officeooo:paragraph-rsid="0000c3ff"/>
    </style:style>
    <style:style style:name="P5" style:family="paragraph" style:parent-style-name="Standard" style:list-style-name="L1">
      <style:paragraph-properties fo:line-height="150%"/>
      <style:text-properties officeooo:paragraph-rsid="0000c3ff"/>
    </style:style>
    <style:style style:name="P6" style:family="paragraph" style:parent-style-name="Standard">
      <style:paragraph-properties fo:line-height="150%"/>
      <style:text-properties officeooo:paragraph-rsid="0003950f"/>
    </style:style>
    <style:style style:name="P7" style:family="paragraph" style:parent-style-name="Standard" style:list-style-name="L5">
      <style:paragraph-properties fo:line-height="150%"/>
      <style:text-properties officeooo:paragraph-rsid="0003950f"/>
    </style:style>
    <style:style style:name="P8" style:family="paragraph" style:parent-style-name="Standard" style:list-style-name="L4">
      <style:paragraph-properties fo:line-height="150%"/>
      <style:text-properties officeooo:paragraph-rsid="0003950f"/>
    </style:style>
    <style:style style:name="P9" style:family="paragraph" style:parent-style-name="Standard">
      <style:paragraph-properties fo:line-height="150%"/>
      <style:text-properties officeooo:rsid="00011f3a" officeooo:paragraph-rsid="00011f3a"/>
    </style:style>
    <style:style style:name="P10" style:family="paragraph" style:parent-style-name="Standard">
      <style:paragraph-properties fo:line-height="150%"/>
      <style:text-properties officeooo:rsid="0002e254" officeooo:paragraph-rsid="0002e254"/>
    </style:style>
    <style:style style:name="P11" style:family="paragraph" style:parent-style-name="Standard">
      <style:paragraph-properties fo:line-height="150%"/>
      <style:text-properties officeooo:rsid="0003950f" officeooo:paragraph-rsid="0003950f"/>
    </style:style>
    <style:style style:name="P12" style:family="paragraph" style:parent-style-name="Standard" style:list-style-name="L4">
      <style:paragraph-properties fo:line-height="150%"/>
      <style:text-properties officeooo:rsid="0003950f" officeooo:paragraph-rsid="0003950f"/>
    </style:style>
    <style:style style:name="P13" style:family="paragraph" style:parent-style-name="Standard" style:list-style-name="L6">
      <style:paragraph-properties fo:line-height="150%"/>
      <style:text-properties officeooo:rsid="0003950f" officeooo:paragraph-rsid="0003950f"/>
    </style:style>
    <style:style style:name="P14" style:family="paragraph" style:parent-style-name="Standard" style:list-style-name="L7">
      <style:paragraph-properties fo:line-height="150%"/>
      <style:text-properties officeooo:rsid="0003950f" officeooo:paragraph-rsid="0003950f"/>
    </style:style>
    <style:style style:name="P15" style:family="paragraph" style:parent-style-name="Standard">
      <style:paragraph-properties fo:line-height="150%"/>
      <style:text-properties officeooo:rsid="0004f163" officeooo:paragraph-rsid="0004f163"/>
    </style:style>
    <style:style style:name="T1" style:family="text">
      <style:text-properties officeooo:rsid="0000c3ff"/>
    </style:style>
    <style:style style:name="T2" style:family="text">
      <style:text-properties officeooo:rsid="00011f3a"/>
    </style:style>
    <style:style style:name="T3" style:family="text">
      <style:text-properties officeooo:rsid="0003950f"/>
    </style:style>
    <style:style style:name="T4" style:family="text">
      <style:text-properties officeooo:rsid="0004f1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anchit Sharma</text:p>
      <text:p text:style-name="P1">Internet Technology Exam Questions.<text:tab/><text:tab/><text:tab/><text:tab/><text:tab/><text:tab/></text:p>
      <text:p text:style-name="P1"/>
      <text:p text:style-name="P1">Q : Explain the use of if-modified-since and if-unmodified-since header fields in HTTP header.</text:p>
      <text:p text:style-name="P1">A : <text:span text:style-name="T1">If-Modified-Since is used to retrieve an object only if it has been modified since that time. If the client cached the object, Server will send the new version of the object back.</text:span> If-Unmodified-Since is used to retrieve object in byte ranges and the byte ranges is retrieved only <text:span text:style-name="T1">if it is not modified since the time a previously byte range was retrieved.</text:span></text:p>
      <text:p text:style-name="P1"/>
      <text:p text:style-name="P1"/>
      <text:p text:style-name="P1"/>
      <text:p text:style-name="P4"><text:span text:style-name="T1">Q : </text:span>Differentiate between a stateful server and a stateless server. Give example for each type of server.</text:p>
      <text:p text:style-name="P2">A : <text:s text:c="5"/>Stateful Server: FTP Server<text:tab/><text:tab/><text:tab/><text:tab/><text:tab/>Stateless Server: HTTP Server</text:p>
      <text:p text:style-name="P2">‘Stateful’ Server means that the server maintains information about the past commands run on it. An example of this could be, Earlier Authorization in FTP server or Current Directory.</text:p>
      <text:p text:style-name="P2">‘Stateless’ Servers do not maintain any information about the past commands or past client requests. </text:p>
      <text:p text:style-name="P2"/>
      <text:p text:style-name="P2"/>
      <text:p text:style-name="P2"/>
      <text:p text:style-name="P2">Q : What is the difference between client-side caching and server-side caching? How are they accomplished in practice for retrieving content using HTTP?</text:p>
      <text:p text:style-name="P2">A : </text:p>
      <text:list xml:id="list7329305251744650066" text:style-name="L1">
        <text:list-item>
          <text:p text:style-name="P5"><text:span text:style-name="T1">Client-Side Caching – This caching is achieved with the use of Web Caching (Proxy Servers). When an HTTP request message is exchanged, Client browser first checks whether the object requested has been modified since a given date. If it is not, Client browser retrieves the object from the cache and returns it back to Client. If it is modified, Browser requests Server to send the newer version of the object. This object is then cached onto the browser, and is returned to the client.</text:span></text:p>
        </text:list-item>
        <text:list-item>
          <text:p text:style-name="P3">Server-Side Caching – <text:span text:style-name="T2">This caching is achieved by dispersing copies of objects into the network. HTTP Get Requests are redirected to one of the copies by means of a CDN. Because of this, Requests do not come to the origin server. Thus, saving bandwidth for the server.</text:span></text:p>
        </text:list-item>
      </text:list>
      <text:p text:style-name="P2"/>
      <text:p text:style-name="P2"/>
      <text:p text:style-name="P10"><text:soft-page-break/>Q : Compare push vs pull mode of Server operation. Explain why HTTP operates in pull mode whereas SMTP operates in push mode.</text:p>
      <text:p text:style-name="P10">A : A server is in push mode when it sends content to the client. SMTP is in push mode, as the server only needs to send a message when a mail is received. A server is in pull mode when a client requests content from a server. A HTTP server operates in pull mode as it stores content and responds only to specific content requests.</text:p>
      <text:p text:style-name="P2"/>
      <text:p text:style-name="P2"/>
      <text:p text:style-name="P10">Q : Differentiate between Packet Switching and Message Switching.</text:p>
      <text:p text:style-name="P10">A : <text:span text:style-name="T3">Messages are divided into pieces called packets. Each packet is numbered and addressed to a destination address. Each packet has a header for routing purposes. Packets have better tolerance of losing data, as only the packets which are lost need to be retransmitted and not the entire message. In message-switching, entire message is transmitted from one node to another, ‘hopping’. Smaller header overhead than packets, but there is higher susceptibility of loss as the entire message will be need to retransmitted. <text:s/></text:span></text:p>
      <text:p text:style-name="P10"/>
      <text:p text:style-name="P10"/>
      <text:p text:style-name="P11">Q : Differentiate between FTP active and passive connection.</text:p>
      <text:p text:style-name="P11">A : FTP Active connection is when data transmission is initiated by the server. FTP Passive connection is when data transmission is initiated by the Client.</text:p>
      <text:p text:style-name="P6"><text:span text:style-name="T3">Protocol for:</text:span></text:p>
      <text:list xml:id="list3972874993176391024" text:style-name="L5">
        <text:list-item>
          <text:p text:style-name="P7"><text:span text:style-name="T3">Active Connection:</text:span></text:p>
        </text:list-item>
      </text:list>
      <text:list xml:id="list6643906772821567060" text:style-name="L4">
        <text:list-item>
          <text:p text:style-name="P8"><text:span text:style-name="T3">Client opens a connection from Port x to Server port 21 for communicating messages.</text:span></text:p>
        </text:list-item>
        <text:list-item>
          <text:p text:style-name="P12">Server opens a connection from Port 20 to Client Port x+1 for data transmission.</text:p>
        </text:list-item>
      </text:list>
      <text:list xml:id="list1869935935074399922" text:style-name="L6">
        <text:list-item>
          <text:p text:style-name="P13">Passive Connection:</text:p>
        </text:list-item>
      </text:list>
      <text:list xml:id="list4746279102704683713" text:style-name="L7">
        <text:list-item>
          <text:p text:style-name="P14">Client opens a connection form Port x to Server port 21 for communicating messages.</text:p>
        </text:list-item>
        <text:list-item>
          <text:p text:style-name="P14">Client sends a request message with header field PASV to Server, for opening a passive connection. </text:p>
        </text:list-item>
        <text:list-item>
          <text:p text:style-name="P14">Server replies to the message with a server port on which it will be listening on.</text:p>
        </text:list-item>
        <text:list-item>
          <text:p text:style-name="P14">Client <text:span text:style-name="T4">opens a connection from Port x+1 to new server port.</text:span></text:p>
        </text:list-item>
      </text:list>
      <text:p text:style-name="P11"/>
      <text:p text:style-name="P11"/>
      <text:p text:style-name="P15"><text:soft-page-break/>Q : What are the advantages and disadvantages of Non-Persistent and Persistent HTTP connections?</text:p>
      <text:p text:style-name="P15">A : Non-Persistent connections only allow one object to be transmitted for a TCP connection. Each object takes 2 Round Trip Times + Propagation delay. After an object has been transmitted, server closes the TCP connection. Thus for every HTTP request message, there is an overhead of opening a connection.</text:p>
      <text:p text:style-name="P15">Persistent Connections allow for the transmission of multiple objects with one TCP connection. The server does not close the TCP connection after the transmission is complete. All subsequent message exchanges use the same open TCP connection. </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7:02:07.534913116</meta:creation-date>
    <dc:date>2016-12-20T05:21:16.704469830</dc:date>
    <meta:editing-duration>P3DT11H19M57S</meta:editing-duration>
    <meta:editing-cycles>3</meta:editing-cycles>
    <meta:generator>LibreOffice/5.1.4.2$Linux_X86_64 LibreOffice_project/10m0$Build-2</meta:generator>
    <meta:document-statistic meta:table-count="0" meta:image-count="0" meta:object-count="0" meta:page-count="3" meta:paragraph-count="30" meta:word-count="727" meta:character-count="4331" meta:non-whitespace-character-count="3621"/>
  </office:meta>
</office:document-meta>
</file>